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09" style:master-page-name="MasterPage2" style:family="paragraph" style:name="P43">
      <style:paragraph-properties/>
    </style:style>
    <style:style style:family="text" style:name="T74">
      <style:text-properties fo:language="en" fo:country="US"/>
    </style:style>
    <style:style style:parent-style-name="705" style:family="paragraph" style:name="P44">
      <style:text-properties fo:color="#5b9bd5" fo:font-family="Calibri Light" fo:font-weight="bold"/>
      <style:paragraph-properties/>
    </style:style>
    <style:style style:family="text" style:name="T75">
      <style:text-properties fo:color="#5b9bd5" fo:font-family="Calibri Light" fo:font-size="13pt" fo:font-weight="bold"/>
    </style:style>
    <style:style style:family="text" style:name="T76">
      <style:text-properties fo:color="#5b9bd5" fo:font-family="Calibri Light" fo:font-size="13pt" fo:font-weight="bold"/>
    </style:style>
    <style:style style:parent-style-name="705" style:family="paragraph" style:name="P45">
      <style:text-properties fo:language="ru" fo:country="RU"/>
      <style:paragraph-properties/>
    </style:style>
    <style:style style:family="text" style:name="T77">
      <style:text-properties fo:language="ru" fo:country="RU"/>
    </style:style>
    <style:style style:family="text" style:name="T78">
      <style:text-properties fo:language="ru" fo:country="RU"/>
    </style:style>
    <style:style style:parent-style-name="710" style:family="paragraph" style:name="P46">
      <style:paragraph-properties/>
    </style:style>
    <style:style style:parent-style-name="703" style:family="paragraph" style:name="P47">
      <style:paragraph-properties fo:margin-top="0pt" fo:margin-bottom="0pt"/>
    </style:style>
    <style:style style:parent-style-name="711" style:list-style-name="WWNum2" style:family="paragraph" style:name="P48">
      <style:paragraph-properties/>
    </style:style>
    <style:style style:parent-style-name="711" style:list-style-name="WWNum2" style:family="paragraph" style:name="P49">
      <style:paragraph-properties/>
    </style:style>
    <style:style style:parent-style-name="710" style:family="paragraph" style:name="P50">
      <style:paragraph-properties/>
    </style:style>
    <style:style style:parent-style-name="703" style:family="paragraph" style:name="P51">
      <style:text-properties/>
      <style:paragraph-properties/>
    </style:style>
    <style:style style:family="text" style:name="T79">
      <style:text-properties/>
    </style:style>
    <style:style style:family="text" style:name="T80">
      <style:text-properties fo:language="ru" fo:country="RU"/>
    </style:style>
    <style:style style:family="text" style:name="T81">
      <style:text-properties fo:language="en" fo:country="US"/>
    </style:style>
    <style:style style:family="text" style:name="T82">
      <style:text-properties fo:language="ru" fo:country="RU"/>
    </style:style>
    <style:style style:family="text" style:name="T83">
      <style:text-properties fo:language="ru" fo:country="RU"/>
    </style:style>
    <style:style style:family="text" style:name="T84">
      <style:text-properties/>
    </style:style>
    <style:style style:family="text" style:name="T85">
      <style:text-properties/>
    </style:style>
    <style:style style:parent-style-name="711" style:list-style-name="WWNum37" style:family="paragraph" style:name="P52">
      <style:paragraph-properties/>
    </style:style>
    <style:style style:family="text" style:name="T86">
      <style:text-properties/>
    </style:style>
    <style:style style:family="text" style:name="T87">
      <style:text-properties fo:language="en" fo:country="US"/>
    </style:style>
    <style:style style:family="text" style:name="T88">
      <style:text-properties/>
    </style:style>
    <style:style style:parent-style-name="711" style:list-style-name="WWNum37" style:family="paragraph" style:name="P53">
      <style:paragraph-properties/>
    </style:style>
    <style:style style:family="text" style:name="T89">
      <style:text-properties/>
    </style:style>
    <style:style style:family="text" style:name="T90">
      <style:text-properties fo:color="#000000"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parent-style-name="703" style:family="paragraph" style:name="P54">
      <style:text-properties/>
      <style:paragraph-properties/>
    </style:style>
    <style:style style:family="text" style:name="T95">
      <style:text-properties/>
    </style:style>
    <style:style style:family="text" style:name="T96">
      <style:text-properties/>
    </style:style>
    <style:style style:parent-style-name="711" style:list-style-name="WWNum38" style:family="paragraph" style:name="P55">
      <style:paragraph-properties/>
    </style:style>
    <style:style style:family="text" style:name="T97">
      <style:text-properties/>
    </style:style>
    <style:style style:family="text" style:name="T98">
      <style:text-properties fo:language="ru" fo:country="RU"/>
    </style:style>
    <style:style style:family="text" style:name="T99">
      <style:text-properties/>
    </style:style>
    <style:style style:parent-style-name="711" style:list-style-name="WWNum38" style:family="paragraph" style:name="P56">
      <style:paragraph-properties/>
    </style:style>
    <style:style style:family="text" style:name="T100">
      <style:text-properties/>
    </style:style>
    <style:style style:family="text" style:name="T101">
      <style:text-properties fo:font-style="italic"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parent-style-name="711" style:list-style-name="WWNum38" style:family="paragraph" style:name="P57">
      <style:paragraph-properties/>
    </style:style>
    <style:style style:family="text" style:name="T105">
      <style:text-properties/>
    </style:style>
    <style:style style:family="text" style:name="T106">
      <style:text-properties fo:font-style="italic"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parent-style-name="703" style:family="paragraph" style:name="P58">
      <style:text-properties fo:color="#000000" fo:font-family="Calibri" style:font-family-asian="Times New Roman" style:font-family-complex="Times New Roman"/>
      <style:paragraph-properties fo:line-height="100%" fo:margin-top="0pt" fo:margin-bottom="0pt"/>
    </style:style>
    <style:style style:family="text" style:name="T110">
      <style:text-properties fo:color="#000000" fo:font-family="Calibri" style:font-family-asian="Times New Roman" style:font-family-complex="Times New Roman"/>
    </style:style>
    <style:style style:family="text" style:name="T111">
      <style:text-properties fo:color="#000000" fo:font-family="Calibri" style:font-family-asian="Times New Roman" style:font-family-complex="Times New Roman"/>
    </style:style>
    <style:style style:parent-style-name="703" style:family="paragraph" style:name="P59">
      <style:text-properties fo:color="#000000" fo:font-family="Calibri" style:font-family-asian="Times New Roman" style:font-family-complex="Times New Roman"/>
      <style:paragraph-properties fo:line-height="100%" fo:margin-top="0pt" fo:margin-bottom="0pt"/>
    </style:style>
    <style:style style:family="text" style:name="T112">
      <style:text-properties fo:color="#000000" fo:font-family="Calibri" style:font-family-asian="Times New Roman" style:font-family-complex="Times New Roman"/>
    </style:style>
    <style:style style:family="text" style:name="T113">
      <style:text-properties fo:color="#000000" fo:font-family="Calibri" style:font-family-asian="Times New Roman" style:font-family-complex="Times New Roman"/>
    </style:style>
    <style:style style:parent-style-name="703" style:family="paragraph" style:name="P60">
      <style:text-properties fo:color="#000000" fo:font-family="Calibri" style:font-family-asian="Times New Roman" style:font-family-complex="Times New Roman"/>
      <style:paragraph-properties fo:line-height="100%" fo:margin-top="0pt" fo:margin-bottom="0pt"/>
    </style:style>
    <style:style style:family="text" style:name="T114">
      <style:text-properties fo:color="#000000" fo:font-family="Calibri" style:font-family-asian="Times New Roman" style:font-family-complex="Times New Roman"/>
    </style:style>
    <style:style style:family="text" style:name="T115">
      <style:text-properties fo:color="#000000" fo:font-family="Calibri" style:font-family-asian="Times New Roman" style:font-family-complex="Times New Roman"/>
    </style:style>
    <style:style style:parent-style-name="703" style:list-style-name="WWNum42" style:family="paragraph" style:name="P61">
      <style:paragraph-properties fo:line-height="100%" fo:margin-top="0pt" fo:margin-bottom="0pt"/>
    </style:style>
    <style:style style:family="text" style:name="T116">
      <style:text-properties fo:color="#000000" fo:font-family="Calibri" style:font-family-asian="Times New Roman" style:font-family-complex="Times New Roman"/>
    </style:style>
    <style:style style:family="text" style:name="T117">
      <style:text-properties fo:color="#000000" fo:font-family="Calibri" style:font-family-asian="Times New Roman" style:font-family-complex="Times New Roman" fo:language="ru" fo:country="RU"/>
    </style:style>
    <style:style style:family="text" style:name="T118">
      <style:text-properties fo:color="#000000" fo:font-family="Calibri" style:font-family-asian="Times New Roman" style:font-family-complex="Times New Roman"/>
    </style:style>
    <style:style style:family="text" style:name="T119">
      <style:text-properties fo:color="#000000" fo:font-family="Calibri" style:font-family-asian="Times New Roman" style:font-family-complex="Times New Roman" fo:language="en" fo:country="US"/>
    </style:style>
    <style:style style:family="text" style:name="T120">
      <style:text-properties fo:color="#000000" fo:font-family="Calibri" style:font-family-asian="Times New Roman" style:font-family-complex="Times New Roman" fo:language="ru" fo:country="RU"/>
    </style:style>
    <style:style style:family="text" style:name="T121">
      <style:text-properties fo:color="#000000" fo:font-family="Calibri" style:font-family-asian="Times New Roman" style:font-family-complex="Times New Roman" fo:language="ru" fo:country="RU" fo:font-style="italic"/>
    </style:style>
    <style:style style:family="text" style:name="T122">
      <style:text-properties fo:color="#000000" fo:font-family="Calibri" style:font-family-asian="Times New Roman" style:font-family-complex="Times New Roman" fo:language="ru" fo:country="RU"/>
    </style:style>
    <style:style style:parent-style-name="703" style:list-style-name="WWNum42" style:family="paragraph" style:name="P62">
      <style:paragraph-properties fo:line-height="100%" fo:margin-top="0pt" fo:margin-bottom="0pt"/>
    </style:style>
    <style:style style:family="text" style:name="T123">
      <style:text-properties fo:color="#000000" fo:font-family="Calibri" style:font-family-asian="Times New Roman" style:font-family-complex="Times New Roman"/>
    </style:style>
    <style:style style:family="text" style:name="T124">
      <style:text-properties fo:color="#000000" fo:font-family="Calibri" style:font-family-asian="Times New Roman" style:font-family-complex="Times New Roman" fo:language="en" fo:country="US"/>
    </style:style>
    <style:style style:family="text" style:name="T125">
      <style:text-properties fo:color="#000000" fo:font-family="Calibri" style:font-family-asian="Times New Roman" style:font-family-complex="Times New Roman" fo:language="ru" fo:country="RU"/>
    </style:style>
    <style:style style:family="text" style:name="T126">
      <style:text-properties fo:color="#000000" fo:font-family="Calibri" style:font-family-asian="Times New Roman" style:font-family-complex="Times New Roman" fo:language="en" fo:country="US"/>
    </style:style>
    <style:style style:family="text" style:name="T127">
      <style:text-properties fo:color="#000000" fo:font-family="Calibri" style:font-family-asian="Times New Roman" style:font-family-complex="Times New Roman" fo:language="ru" fo:country="RU"/>
    </style:style>
    <style:style style:parent-style-name="703" style:list-style-name="WWNum42" style:family="paragraph" style:name="P63">
      <style:paragraph-properties fo:line-height="100%" fo:margin-top="0pt" fo:margin-bottom="0pt"/>
    </style:style>
    <style:style style:family="text" style:name="T128">
      <style:text-properties fo:color="#000000" fo:font-family="Calibri" style:font-family-asian="Times New Roman" style:font-family-complex="Times New Roman" fo:language="ru" fo:country="RU"/>
    </style:style>
    <style:style style:family="text" style:name="T129">
      <style:text-properties fo:color="#000000" fo:font-family="Calibri" style:font-family-asian="Times New Roman" style:font-family-complex="Times New Roman" fo:language="en" fo:country="US"/>
    </style:style>
    <style:style style:family="text" style:name="T130">
      <style:text-properties fo:color="#000000" fo:font-family="Calibri" style:font-family-asian="Times New Roman" style:font-family-complex="Times New Roman" fo:language="ru" fo:country="RU"/>
    </style:style>
    <style:style style:family="text" style:name="T131">
      <style:text-properties fo:color="#000000" fo:font-family="Calibri" style:font-family-asian="Times New Roman" style:font-family-complex="Times New Roman" fo:language="en" fo:country="US"/>
    </style:style>
    <style:style style:family="text" style:name="T132">
      <style:text-properties fo:color="#000000" fo:font-family="Calibri" style:font-family-asian="Times New Roman" style:font-family-complex="Times New Roman" fo:language="ru" fo:country="RU"/>
    </style:style>
    <style:style style:family="text" style:name="T133">
      <style:text-properties fo:color="#000000" fo:font-family="Calibri" style:font-family-asian="Times New Roman" style:font-family-complex="Times New Roman" fo:language="en" fo:country="US"/>
    </style:style>
    <style:style style:family="text" style:name="T134">
      <style:text-properties fo:color="#000000" fo:font-family="Calibri" style:font-family-asian="Times New Roman" style:font-family-complex="Times New Roman" fo:language="ru" fo:country="RU"/>
    </style:style>
    <style:style style:family="text" style:name="T135">
      <style:text-properties fo:color="#000000" fo:font-family="Calibri" style:font-family-asian="Times New Roman" style:font-family-complex="Times New Roman" fo:language="en" fo:country="US"/>
    </style:style>
    <style:style style:family="text" style:name="T136">
      <style:text-properties fo:color="#000000" fo:font-family="Calibri" style:font-family-asian="Times New Roman" style:font-family-complex="Times New Roman" fo:language="ru" fo:country="RU"/>
    </style:style>
    <style:style style:parent-style-name="703" style:family="paragraph" style:name="P64">
      <style:text-properties fo:color="#000000" fo:font-family="Calibri" style:font-family-asian="Times New Roman" style:font-family-complex="Times New Roman"/>
      <style:paragraph-properties fo:line-height="100%" fo:margin-top="0pt" fo:margin-bottom="0pt"/>
    </style:style>
    <style:style style:family="text" style:name="T137">
      <style:text-properties fo:color="#000000" fo:font-family="Calibri" style:font-family-asian="Times New Roman" style:font-family-complex="Times New Roman"/>
    </style:style>
    <style:style style:family="text" style:name="T138">
      <style:text-properties fo:color="#000000" fo:font-family="Calibri" style:font-family-asian="Times New Roman" style:font-family-complex="Times New Roman"/>
    </style:style>
    <style:style style:parent-style-name="710" style:family="paragraph" style:name="P65">
      <style:paragraph-properties/>
    </style:style>
    <style:style style:family="table" style:name="ta1">
      <style:table-properties style:width="16.51cm" fo:margin-left="0cm" table:align="left"/>
    </style:style>
    <style:style style:family="table-column" style:name="co1">
      <style:table-column-properties style:column-width="1.282cm"/>
    </style:style>
    <style:style style:family="table-column" style:name="co2">
      <style:table-column-properties style:column-width="5.318cm"/>
    </style:style>
    <style:style style:family="table-column" style:name="co3">
      <style:table-column-properties style:column-width="3.3cm"/>
    </style:style>
    <style:style style:family="table-column" style:name="co4">
      <style:table-column-properties style:column-width="3.288cm"/>
    </style:style>
    <style:style style:family="table-column" style:name="co5">
      <style:table-column-properties style:column-width="3.318cm"/>
    </style:style>
    <style:style style:family="table-row" style:name="ro1">
      <style:table-row-properties/>
    </style:style>
    <style:style style:family="table-cell" style:name="ce1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6" style:family="paragraph" style:name="P66">
      <style:paragraph-properties fo:text-align="left"/>
    </style:style>
    <style:style style:family="table-cell" style:name="ce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6" style:family="paragraph" style:name="P67">
      <style:paragraph-properties fo:text-align="left"/>
    </style:style>
    <style:style style:family="table-cell" style:name="ce3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6" style:family="paragraph" style:name="P68">
      <style:paragraph-properties fo:text-align="left"/>
    </style:style>
    <style:style style:family="table-cell" style:name="ce4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6" style:family="paragraph" style:name="P69">
      <style:paragraph-properties fo:text-align="left"/>
    </style:style>
    <style:style style:family="table-cell" style:name="ce5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716" style:family="paragraph" style:name="P70">
      <style:paragraph-properties fo:text-align="left"/>
    </style:style>
    <style:style style:family="table-row" style:name="ro2">
      <style:table-row-properties/>
    </style:style>
    <style:style style:family="table-cell" style:name="ce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71">
      <style:paragraph-properties/>
    </style:style>
    <style:style style:family="table-cell" style:name="ce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72">
      <style:paragraph-properties/>
    </style:style>
    <style:style style:family="text" style:name="T139">
      <style:text-properties fo:language="ru" fo:country="RU"/>
    </style:style>
    <style:style style:family="text" style:name="T140">
      <style:text-properties fo:language="en" fo:country="US"/>
    </style:style>
    <style:style style:family="text" style:name="T141">
      <style:text-properties fo:language="ru" fo:country="RU"/>
    </style:style>
    <style:style style:family="text" style:name="T142">
      <style:text-properties fo:language="en" fo:country="US"/>
    </style:style>
    <style:style style:family="text" style:name="T143">
      <style:text-properties fo:language="ru" fo:country="RU"/>
    </style:style>
    <style:style style:family="text" style:name="T144">
      <style:text-properties fo:language="en" fo:country="US"/>
    </style:style>
    <style:style style:family="table-cell" style:name="ce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73">
      <style:text-properties fo:language="en" fo:country="US"/>
      <style:paragraph-properties/>
    </style:style>
    <style:style style:family="text" style:name="T145">
      <style:text-properties fo:language="en" fo:country="US"/>
    </style:style>
    <style:style style:family="text" style:name="T146">
      <style:text-properties fo:language="en" fo:country="US"/>
    </style:style>
    <style:style style:family="table-cell" style:name="ce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74">
      <style:paragraph-properties/>
    </style:style>
    <style:style style:family="table-cell" style:name="ce1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75">
      <style:paragraph-properties/>
    </style:style>
    <style:style style:family="table-row" style:name="ro3">
      <style:table-row-properties/>
    </style:style>
    <style:style style:family="table-cell" style:name="ce1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76">
      <style:paragraph-properties/>
    </style:style>
    <style:style style:family="table-cell" style:name="ce1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77">
      <style:paragraph-properties/>
    </style:style>
    <style:style style:family="text" style:name="T147">
      <style:text-properties fo:language="ru" fo:country="RU"/>
    </style:style>
    <style:style style:family="text" style:name="T148">
      <style:text-properties fo:language="en" fo:country="US"/>
    </style:style>
    <style:style style:family="text" style:name="T149">
      <style:text-properties fo:language="ru" fo:country="RU"/>
    </style:style>
    <style:style style:family="text" style:name="T150">
      <style:text-properties fo:language="en" fo:country="US"/>
    </style:style>
    <style:style style:family="text" style:name="T151">
      <style:text-properties fo:language="ru" fo:country="RU"/>
    </style:style>
    <style:style style:family="text" style:name="T152">
      <style:text-properties fo:language="en" fo:country="US"/>
    </style:style>
    <style:style style:family="table-cell" style:name="ce1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78">
      <style:paragraph-properties/>
    </style:style>
    <style:style style:family="text" style:name="T153">
      <style:text-properties fo:language="en" fo:country="US"/>
    </style:style>
    <style:style style:family="text" style:name="T154">
      <style:text-properties fo:language="en" fo:country="US"/>
    </style:style>
    <style:style style:family="table-cell" style:name="ce1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79">
      <style:text-properties fo:language="en" fo:country="US"/>
      <style:paragraph-properties/>
    </style:style>
    <style:style style:family="text" style:name="T155">
      <style:text-properties fo:language="en" fo:country="US"/>
    </style:style>
    <style:style style:family="text" style:name="T156">
      <style:text-properties fo:language="en" fo:country="US"/>
    </style:style>
    <style:style style:family="table-cell" style:name="ce1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family="paragraph" style:name="P80">
      <style:text-properties fo:language="en" fo:country="US"/>
      <style:paragraph-properties/>
    </style:style>
    <style:style style:family="text" style:name="T157">
      <style:text-properties fo:language="en" fo:country="US"/>
    </style:style>
    <style:style style:family="text" style:name="T158">
      <style:text-properties fo:language="en" fo:country="US"/>
    </style:style>
    <style:style style:family="table-row" style:name="ro4">
      <style:table-row-properties/>
    </style:style>
    <style:style style:family="table-cell" style:name="ce1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81">
      <style:paragraph-properties/>
    </style:style>
    <style:style style:family="table-cell" style:name="ce1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82">
      <style:paragraph-properties/>
    </style:style>
    <style:style style:family="text" style:name="T159">
      <style:text-properties fo:language="en" fo:country="US"/>
    </style:style>
    <style:style style:family="text" style:name="T160">
      <style:text-properties fo:language="ru" fo:country="RU"/>
    </style:style>
    <style:style style:family="text" style:name="T161">
      <style:text-properties fo:language="en" fo:country="US"/>
    </style:style>
    <style:style style:family="text" style:name="T162">
      <style:text-properties fo:language="ru" fo:country="RU"/>
    </style:style>
    <style:style style:family="table-cell" style:name="ce1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83">
      <style:text-properties fo:language="en" fo:country="US"/>
      <style:paragraph-properties/>
    </style:style>
    <style:style style:family="text" style:name="T163">
      <style:text-properties fo:language="en" fo:country="US"/>
    </style:style>
    <style:style style:family="text" style:name="T164">
      <style:text-properties fo:language="en" fo:country="US"/>
    </style:style>
    <style:style style:family="table-cell" style:name="ce1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84">
      <style:paragraph-properties/>
    </style:style>
    <style:style style:family="table-cell" style:name="ce2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85">
      <style:paragraph-properties/>
    </style:style>
    <style:style style:family="table-row" style:name="ro5">
      <style:table-row-properties/>
    </style:style>
    <style:style style:family="table-cell" style:name="ce2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86">
      <style:paragraph-properties/>
    </style:style>
    <style:style style:family="table-cell" style:name="ce2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87">
      <style:paragraph-properties/>
    </style:style>
    <style:style style:family="text" style:name="T165">
      <style:text-properties fo:language="ru" fo:country="RU"/>
    </style:style>
    <style:style style:family="table-cell" style:name="ce2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88">
      <style:text-properties fo:language="en" fo:country="US"/>
      <style:paragraph-properties/>
    </style:style>
    <style:style style:family="text" style:name="T166">
      <style:text-properties fo:language="en" fo:country="US"/>
    </style:style>
    <style:style style:family="text" style:name="T167">
      <style:text-properties fo:language="en" fo:country="US"/>
    </style:style>
    <style:style style:family="table-cell" style:name="ce2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89">
      <style:paragraph-properties/>
    </style:style>
    <style:style style:family="table-cell" style:name="ce2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90">
      <style:paragraph-properties/>
    </style:style>
    <style:style style:family="text" style:name="T168">
      <style:text-properties fo:language="en" fo:country="US"/>
    </style:style>
    <style:style style:family="text" style:name="T169">
      <style:text-properties fo:language="ru" fo:country="RU"/>
    </style:style>
    <style:style style:family="text" style:name="T170">
      <style:text-properties fo:language="en" fo:country="US"/>
    </style:style>
    <style:style style:family="table-row" style:name="ro6">
      <style:table-row-properties/>
    </style:style>
    <style:style style:family="table-cell" style:name="ce2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91">
      <style:paragraph-properties/>
    </style:style>
    <style:style style:family="table-cell" style:name="ce2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92">
      <style:text-properties fo:language="ru" fo:country="RU"/>
      <style:paragraph-properties/>
    </style:style>
    <style:style style:family="text" style:name="T171">
      <style:text-properties fo:language="ru" fo:country="RU"/>
    </style:style>
    <style:style style:family="text" style:name="T172">
      <style:text-properties fo:language="en" fo:country="US"/>
    </style:style>
    <style:style style:family="text" style:name="T173">
      <style:text-properties fo:language="ru" fo:country="RU"/>
    </style:style>
    <style:style style:family="table-cell" style:name="ce2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93">
      <style:text-properties fo:language="en" fo:country="US"/>
      <style:paragraph-properties/>
    </style:style>
    <style:style style:family="text" style:name="T174">
      <style:text-properties fo:language="en" fo:country="US"/>
    </style:style>
    <style:style style:family="text" style:name="T175">
      <style:text-properties fo:language="en" fo:country="US"/>
    </style:style>
    <style:style style:family="table-cell" style:name="ce2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94">
      <style:paragraph-properties/>
    </style:style>
    <style:style style:family="table-cell" style:name="ce3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95">
      <style:paragraph-properties/>
    </style:style>
    <style:style style:family="table-row" style:name="ro7">
      <style:table-row-properties/>
    </style:style>
    <style:style style:family="table-cell" style:name="ce3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96">
      <style:paragraph-properties/>
    </style:style>
    <style:style style:family="table-cell" style:name="ce3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97">
      <style:paragraph-properties/>
    </style:style>
    <style:style style:family="table-cell" style:name="ce3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98">
      <style:text-properties fo:language="en" fo:country="US"/>
      <style:paragraph-properties/>
    </style:style>
    <style:style style:family="text" style:name="T176">
      <style:text-properties fo:language="en" fo:country="US"/>
    </style:style>
    <style:style style:family="text" style:name="T177">
      <style:text-properties fo:language="en" fo:country="US"/>
    </style:style>
    <style:style style:family="table-cell" style:name="ce3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99">
      <style:text-properties fo:language="en" fo:country="US"/>
      <style:paragraph-properties/>
    </style:style>
    <style:style style:family="text" style:name="T178">
      <style:text-properties fo:language="en" fo:country="US"/>
    </style:style>
    <style:style style:family="text" style:name="T179">
      <style:text-properties fo:language="en" fo:country="US"/>
    </style:style>
    <style:style style:family="table-cell" style:name="ce3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00">
      <style:paragraph-properties/>
    </style:style>
    <style:style style:family="text" style:name="T180">
      <style:text-properties fo:language="ru" fo:country="RU"/>
    </style:style>
    <style:style style:family="text" style:name="T181">
      <style:text-properties fo:language="en" fo:country="US"/>
    </style:style>
    <style:style style:family="text" style:name="T182">
      <style:text-properties fo:language="en" fo:country="US"/>
    </style:style>
    <style:style style:family="text" style:name="T183">
      <style:text-properties fo:language="ru" fo:country="RU"/>
    </style:style>
    <style:style style:family="text" style:name="T184">
      <style:text-properties fo:language="en" fo:country="US"/>
    </style:style>
    <style:style style:family="table-row" style:name="ro8">
      <style:table-row-properties/>
    </style:style>
    <style:style style:family="table-cell" style:name="ce3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01">
      <style:paragraph-properties/>
    </style:style>
    <style:style style:family="table-cell" style:name="ce3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02">
      <style:paragraph-properties/>
    </style:style>
    <style:style style:family="table-cell" style:name="ce3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103">
      <style:text-properties fo:language="en" fo:country="US"/>
      <style:paragraph-properties/>
    </style:style>
    <style:style style:family="text" style:name="T185">
      <style:text-properties fo:language="en" fo:country="US"/>
    </style:style>
    <style:style style:family="text" style:name="T186">
      <style:text-properties fo:language="en" fo:country="US"/>
    </style:style>
    <style:style style:family="table-cell" style:name="ce3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04">
      <style:paragraph-properties/>
    </style:style>
    <style:style style:family="table-cell" style:name="ce4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05">
      <style:paragraph-properties/>
    </style:style>
    <style:style style:family="table-row" style:name="ro9">
      <style:table-row-properties/>
    </style:style>
    <style:style style:family="table-cell" style:name="ce4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06">
      <style:paragraph-properties/>
    </style:style>
    <style:style style:family="table-cell" style:name="ce4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07">
      <style:paragraph-properties/>
    </style:style>
    <style:style style:family="text" style:name="T187">
      <style:text-properties fo:language="en" fo:country="US"/>
    </style:style>
    <style:style style:family="table-cell" style:name="ce4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108">
      <style:text-properties fo:language="en" fo:country="US"/>
      <style:paragraph-properties/>
    </style:style>
    <style:style style:family="text" style:name="T188">
      <style:text-properties fo:language="en" fo:country="US"/>
    </style:style>
    <style:style style:family="text" style:name="T189">
      <style:text-properties fo:language="en" fo:country="US"/>
    </style:style>
    <style:style style:family="table-cell" style:name="ce4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109">
      <style:text-properties fo:language="ru" fo:country="RU"/>
      <style:paragraph-properties/>
    </style:style>
    <style:style style:family="text" style:name="T190">
      <style:text-properties fo:language="ru" fo:country="RU"/>
    </style:style>
    <style:style style:family="text" style:name="T191">
      <style:text-properties fo:language="ru" fo:country="RU"/>
    </style:style>
    <style:style style:family="table-cell" style:name="ce4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10">
      <style:paragraph-properties/>
    </style:style>
    <style:style style:family="table-row" style:name="ro10">
      <style:table-row-properties/>
    </style:style>
    <style:style style:family="table-cell" style:name="ce4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11">
      <style:paragraph-properties/>
    </style:style>
    <style:style style:family="table-cell" style:name="ce4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12">
      <style:paragraph-properties/>
    </style:style>
    <style:style style:family="table-cell" style:name="ce4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113">
      <style:text-properties fo:language="en" fo:country="US"/>
      <style:paragraph-properties/>
    </style:style>
    <style:style style:family="text" style:name="T192">
      <style:text-properties fo:language="en" fo:country="US"/>
    </style:style>
    <style:style style:family="text" style:name="T193">
      <style:text-properties fo:language="en" fo:country="US"/>
    </style:style>
    <style:style style:family="table-cell" style:name="ce4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family="paragraph" style:name="P114">
      <style:text-properties fo:language="ru" fo:country="RU"/>
      <style:paragraph-properties/>
    </style:style>
    <style:style style:family="text" style:name="T194">
      <style:text-properties fo:language="ru" fo:country="RU"/>
    </style:style>
    <style:style style:family="text" style:name="T195">
      <style:text-properties fo:language="ru" fo:country="RU"/>
    </style:style>
    <style:style style:family="table-cell" style:name="ce5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15">
      <style:paragraph-properties/>
    </style:style>
    <style:style style:parent-style-name="705" style:family="paragraph" style:name="P116">
      <style:text-properties fo:color="#000000" fo:font-family="Calibri" style:font-family-asian="Times New Roman" style:font-family-complex="Times New Roman"/>
      <style:paragraph-properties/>
    </style:style>
    <style:style style:family="text" style:name="T196">
      <style:text-properties fo:color="#000000" fo:font-family="Calibri" style:font-family-asian="Times New Roman" style:font-family-complex="Times New Roman"/>
    </style:style>
    <style:style style:family="text" style:name="T197">
      <style:text-properties fo:color="#000000" fo:font-family="Calibri" style:font-family-asian="Times New Roman" style:font-family-complex="Times New Roman"/>
    </style:style>
    <style:style style:parent-style-name="710" style:family="paragraph" style:name="P117">
      <style:text-properties style:font-family-asian="Times New Roman"/>
      <style:paragraph-properties/>
    </style:style>
    <style:style style:family="text" style:name="T198">
      <style:text-properties style:font-family-asian="Times New Roman"/>
    </style:style>
    <style:style style:family="text" style:name="T199">
      <style:text-properties style:font-family-asian="Times New Roman"/>
    </style:style>
    <style:style style:family="table" style:name="ta2">
      <style:table-properties style:width="16.5cm" fo:margin-left="0cm" table:align="left"/>
    </style:style>
    <style:style style:family="table-column" style:name="co6">
      <style:table-column-properties style:column-width="5.5cm"/>
    </style:style>
    <style:style style:family="table-column" style:name="co7">
      <style:table-column-properties style:column-width="5.5cm"/>
    </style:style>
    <style:style style:family="table-column" style:name="co8">
      <style:table-column-properties style:column-width="5.5cm"/>
    </style:style>
    <style:style style:family="table-row" style:name="ro11">
      <style:table-row-properties/>
    </style:style>
    <style:style style:family="table-cell" style:name="ce51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6" style:family="paragraph" style:name="P118">
      <style:text-properties fo:language="ru" fo:country="RU"/>
      <style:paragraph-properties fo:text-align="left"/>
    </style:style>
    <style:style style:family="text" style:name="T200">
      <style:text-properties fo:language="ru" fo:country="RU"/>
    </style:style>
    <style:style style:family="text" style:name="T201">
      <style:text-properties fo:language="ru" fo:country="RU"/>
    </style:style>
    <style:style style:family="table-cell" style:name="ce52">
      <style:table-cell-properties style:direction="ltr" fo:border-top="0.00882cm solid #000000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6" style:family="paragraph" style:name="P119">
      <style:paragraph-properties fo:text-align="left"/>
    </style:style>
    <style:style style:family="table-cell" style:name="ce53">
      <style:table-cell-properties style:direction="ltr" fo:border="0.00882cm solid #000000" loext:writing-mode="lr-tb" fo:padding-top="0.09702cm" fo:padding-bottom="0.09702cm" fo:padding-left="0.09702cm" fo:padding-right="0.09702cm" fo:wrap-option="wrap"/>
    </style:style>
    <style:style style:parent-style-name="716" style:family="paragraph" style:name="P120">
      <style:paragraph-properties fo:text-align="left"/>
    </style:style>
    <style:style style:family="table-row" style:name="ro12">
      <style:table-row-properties/>
    </style:style>
    <style:style style:family="table-cell" style:name="ce5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21">
      <style:paragraph-properties/>
    </style:style>
    <style:style style:family="table-cell" style:name="ce5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22">
      <style:paragraph-properties/>
    </style:style>
    <style:style style:family="table-cell" style:name="ce5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23">
      <style:paragraph-properties/>
    </style:style>
    <style:style style:family="table-row" style:name="ro13">
      <style:table-row-properties/>
    </style:style>
    <style:style style:family="table-cell" style:name="ce5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24">
      <style:paragraph-properties/>
    </style:style>
    <style:style style:family="table-cell" style:name="ce5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25">
      <style:paragraph-properties/>
    </style:style>
    <style:style style:family="table-cell" style:name="ce5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26">
      <style:paragraph-properties/>
    </style:style>
    <style:style style:family="table-row" style:name="ro14">
      <style:table-row-properties/>
    </style:style>
    <style:style style:family="table-cell" style:name="ce6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27">
      <style:paragraph-properties/>
    </style:style>
    <style:style style:family="table-cell" style:name="ce6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28">
      <style:paragraph-properties/>
    </style:style>
    <style:style style:family="table-cell" style:name="ce6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29">
      <style:paragraph-properties/>
    </style:style>
    <style:style style:family="table-row" style:name="ro15">
      <style:table-row-properties/>
    </style:style>
    <style:style style:family="table-cell" style:name="ce6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0">
      <style:paragraph-properties/>
    </style:style>
    <style:style style:family="table-cell" style:name="ce6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1">
      <style:paragraph-properties/>
    </style:style>
    <style:style style:family="table-cell" style:name="ce6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2">
      <style:paragraph-properties/>
    </style:style>
    <style:style style:family="table-row" style:name="ro16">
      <style:table-row-properties/>
    </style:style>
    <style:style style:family="table-cell" style:name="ce6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3">
      <style:paragraph-properties/>
    </style:style>
    <style:style style:family="table-cell" style:name="ce6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4">
      <style:paragraph-properties/>
    </style:style>
    <style:style style:family="table-cell" style:name="ce6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5">
      <style:paragraph-properties/>
    </style:style>
    <style:style style:family="table-row" style:name="ro17">
      <style:table-row-properties/>
    </style:style>
    <style:style style:family="table-cell" style:name="ce6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6">
      <style:paragraph-properties/>
    </style:style>
    <style:style style:family="table-cell" style:name="ce7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7">
      <style:paragraph-properties/>
    </style:style>
    <style:style style:family="table-cell" style:name="ce7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8">
      <style:paragraph-properties/>
    </style:style>
    <style:style style:family="table-row" style:name="ro18">
      <style:table-row-properties/>
    </style:style>
    <style:style style:family="table-cell" style:name="ce7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39">
      <style:paragraph-properties/>
    </style:style>
    <style:style style:family="table-cell" style:name="ce7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0">
      <style:paragraph-properties/>
    </style:style>
    <style:style style:family="table-cell" style:name="ce7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1">
      <style:paragraph-properties/>
    </style:style>
    <style:style style:family="table-row" style:name="ro19">
      <style:table-row-properties/>
    </style:style>
    <style:style style:family="table-cell" style:name="ce7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2">
      <style:paragraph-properties/>
    </style:style>
    <style:style style:family="table-cell" style:name="ce7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3">
      <style:paragraph-properties/>
    </style:style>
    <style:style style:family="table-cell" style:name="ce7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4">
      <style:paragraph-properties/>
    </style:style>
    <style:style style:family="table-row" style:name="ro20">
      <style:table-row-properties/>
    </style:style>
    <style:style style:family="table-cell" style:name="ce7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5">
      <style:paragraph-properties/>
    </style:style>
    <style:style style:family="table-cell" style:name="ce7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6">
      <style:paragraph-properties/>
    </style:style>
    <style:style style:family="table-cell" style:name="ce8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7">
      <style:paragraph-properties/>
    </style:style>
    <style:style style:family="table-row" style:name="ro21">
      <style:table-row-properties/>
    </style:style>
    <style:style style:family="table-cell" style:name="ce8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8">
      <style:paragraph-properties/>
    </style:style>
    <style:style style:family="table-cell" style:name="ce8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49">
      <style:paragraph-properties/>
    </style:style>
    <style:style style:family="table-cell" style:name="ce8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0">
      <style:paragraph-properties/>
    </style:style>
    <style:style style:family="table-row" style:name="ro22">
      <style:table-row-properties/>
    </style:style>
    <style:style style:family="table-cell" style:name="ce8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1">
      <style:paragraph-properties/>
    </style:style>
    <style:style style:family="table-cell" style:name="ce8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2">
      <style:paragraph-properties/>
    </style:style>
    <style:style style:family="table-cell" style:name="ce8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3">
      <style:paragraph-properties/>
    </style:style>
    <style:style style:family="table-row" style:name="ro23">
      <style:table-row-properties/>
    </style:style>
    <style:style style:family="table-cell" style:name="ce8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4">
      <style:paragraph-properties/>
    </style:style>
    <style:style style:family="table-cell" style:name="ce8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5">
      <style:paragraph-properties/>
    </style:style>
    <style:style style:family="table-cell" style:name="ce8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6">
      <style:paragraph-properties/>
    </style:style>
    <style:style style:family="table-row" style:name="ro24">
      <style:table-row-properties/>
    </style:style>
    <style:style style:family="table-cell" style:name="ce9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7">
      <style:paragraph-properties/>
    </style:style>
    <style:style style:family="table-cell" style:name="ce9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8">
      <style:paragraph-properties/>
    </style:style>
    <style:style style:family="table-cell" style:name="ce9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59">
      <style:paragraph-properties/>
    </style:style>
    <style:style style:family="table-row" style:name="ro25">
      <style:table-row-properties/>
    </style:style>
    <style:style style:family="table-cell" style:name="ce9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0">
      <style:paragraph-properties/>
    </style:style>
    <style:style style:family="table-cell" style:name="ce9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1">
      <style:paragraph-properties/>
    </style:style>
    <style:style style:family="table-cell" style:name="ce9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2">
      <style:paragraph-properties/>
    </style:style>
    <style:style style:family="table-row" style:name="ro26">
      <style:table-row-properties/>
    </style:style>
    <style:style style:family="table-cell" style:name="ce9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3">
      <style:paragraph-properties/>
    </style:style>
    <style:style style:family="table-cell" style:name="ce9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4">
      <style:paragraph-properties/>
    </style:style>
    <style:style style:family="table-cell" style:name="ce9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5">
      <style:paragraph-properties/>
    </style:style>
    <style:style style:family="table-row" style:name="ro27">
      <style:table-row-properties/>
    </style:style>
    <style:style style:family="table-cell" style:name="ce9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6">
      <style:paragraph-properties/>
    </style:style>
    <style:style style:family="table-cell" style:name="ce10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7">
      <style:paragraph-properties/>
    </style:style>
    <style:style style:family="table-cell" style:name="ce10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8">
      <style:paragraph-properties/>
    </style:style>
    <style:style style:family="table-row" style:name="ro28">
      <style:table-row-properties/>
    </style:style>
    <style:style style:family="table-cell" style:name="ce10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69">
      <style:paragraph-properties/>
    </style:style>
    <style:style style:family="table-cell" style:name="ce10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0">
      <style:paragraph-properties/>
    </style:style>
    <style:style style:family="table-cell" style:name="ce10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1">
      <style:paragraph-properties/>
    </style:style>
    <style:style style:family="table-row" style:name="ro29">
      <style:table-row-properties/>
    </style:style>
    <style:style style:family="table-cell" style:name="ce10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2">
      <style:paragraph-properties/>
    </style:style>
    <style:style style:family="table-cell" style:name="ce10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3">
      <style:paragraph-properties/>
    </style:style>
    <style:style style:family="table-cell" style:name="ce10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4">
      <style:paragraph-properties/>
    </style:style>
    <style:style style:family="table-row" style:name="ro30">
      <style:table-row-properties/>
    </style:style>
    <style:style style:family="table-cell" style:name="ce10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5">
      <style:paragraph-properties/>
    </style:style>
    <style:style style:family="table-cell" style:name="ce10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6">
      <style:paragraph-properties/>
    </style:style>
    <style:style style:family="table-cell" style:name="ce11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7">
      <style:paragraph-properties/>
    </style:style>
    <style:style style:family="table-row" style:name="ro31">
      <style:table-row-properties/>
    </style:style>
    <style:style style:family="table-cell" style:name="ce11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8">
      <style:paragraph-properties/>
    </style:style>
    <style:style style:family="table-cell" style:name="ce11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79">
      <style:paragraph-properties/>
    </style:style>
    <style:style style:family="table-cell" style:name="ce11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0">
      <style:paragraph-properties/>
    </style:style>
    <style:style style:family="table-row" style:name="ro32">
      <style:table-row-properties/>
    </style:style>
    <style:style style:family="table-cell" style:name="ce11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1">
      <style:paragraph-properties/>
    </style:style>
    <style:style style:family="table-cell" style:name="ce11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2">
      <style:paragraph-properties/>
    </style:style>
    <style:style style:family="table-cell" style:name="ce11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3">
      <style:paragraph-properties/>
    </style:style>
    <style:style style:family="table-row" style:name="ro33">
      <style:table-row-properties/>
    </style:style>
    <style:style style:family="table-cell" style:name="ce11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4">
      <style:paragraph-properties/>
    </style:style>
    <style:style style:family="table-cell" style:name="ce11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5">
      <style:paragraph-properties/>
    </style:style>
    <style:style style:family="table-cell" style:name="ce11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6">
      <style:paragraph-properties/>
    </style:style>
    <style:style style:family="table-row" style:name="ro34">
      <style:table-row-properties/>
    </style:style>
    <style:style style:family="table-cell" style:name="ce12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7">
      <style:paragraph-properties/>
    </style:style>
    <style:style style:family="table-cell" style:name="ce12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8">
      <style:paragraph-properties/>
    </style:style>
    <style:style style:family="table-cell" style:name="ce12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89">
      <style:paragraph-properties/>
    </style:style>
    <style:style style:family="table-row" style:name="ro35">
      <style:table-row-properties/>
    </style:style>
    <style:style style:family="table-cell" style:name="ce12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0">
      <style:paragraph-properties/>
    </style:style>
    <style:style style:family="table-cell" style:name="ce12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1">
      <style:paragraph-properties/>
    </style:style>
    <style:style style:family="table-cell" style:name="ce12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2">
      <style:paragraph-properties/>
    </style:style>
    <style:style style:family="table-row" style:name="ro36">
      <style:table-row-properties/>
    </style:style>
    <style:style style:family="table-cell" style:name="ce12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3">
      <style:paragraph-properties/>
    </style:style>
    <style:style style:family="table-cell" style:name="ce12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4">
      <style:paragraph-properties/>
    </style:style>
    <style:style style:family="table-cell" style:name="ce12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5">
      <style:paragraph-properties/>
    </style:style>
    <style:style style:family="table-row" style:name="ro37">
      <style:table-row-properties/>
    </style:style>
    <style:style style:family="table-cell" style:name="ce12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6">
      <style:paragraph-properties/>
    </style:style>
    <style:style style:family="table-cell" style:name="ce13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7">
      <style:paragraph-properties/>
    </style:style>
    <style:style style:family="table-cell" style:name="ce13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8">
      <style:paragraph-properties/>
    </style:style>
    <style:style style:family="table-row" style:name="ro38">
      <style:table-row-properties/>
    </style:style>
    <style:style style:family="table-cell" style:name="ce13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199">
      <style:paragraph-properties/>
    </style:style>
    <style:style style:family="table-cell" style:name="ce13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0">
      <style:paragraph-properties/>
    </style:style>
    <style:style style:family="table-cell" style:name="ce134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1">
      <style:paragraph-properties/>
    </style:style>
    <style:style style:family="table-row" style:name="ro39">
      <style:table-row-properties/>
    </style:style>
    <style:style style:family="table-cell" style:name="ce13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2">
      <style:paragraph-properties/>
    </style:style>
    <style:style style:family="table-cell" style:name="ce13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3">
      <style:paragraph-properties/>
    </style:style>
    <style:style style:family="table-cell" style:name="ce137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4">
      <style:paragraph-properties/>
    </style:style>
    <style:style style:family="table-row" style:name="ro40">
      <style:table-row-properties/>
    </style:style>
    <style:style style:family="table-cell" style:name="ce13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5">
      <style:paragraph-properties/>
    </style:style>
    <style:style style:family="table-cell" style:name="ce13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6">
      <style:paragraph-properties/>
    </style:style>
    <style:style style:family="table-cell" style:name="ce140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7">
      <style:paragraph-properties/>
    </style:style>
    <style:style style:family="table-row" style:name="ro41">
      <style:table-row-properties/>
    </style:style>
    <style:style style:family="table-cell" style:name="ce14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8">
      <style:paragraph-properties/>
    </style:style>
    <style:style style:family="table-cell" style:name="ce142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09">
      <style:paragraph-properties/>
    </style:style>
    <style:style style:family="table-cell" style:name="ce143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0">
      <style:paragraph-properties/>
    </style:style>
    <style:style style:family="table-row" style:name="ro42">
      <style:table-row-properties/>
    </style:style>
    <style:style style:family="table-cell" style:name="ce14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1">
      <style:paragraph-properties/>
    </style:style>
    <style:style style:family="table-cell" style:name="ce145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2">
      <style:paragraph-properties/>
    </style:style>
    <style:style style:family="table-cell" style:name="ce146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3">
      <style:paragraph-properties/>
    </style:style>
    <style:style style:family="table-row" style:name="ro43">
      <style:table-row-properties/>
    </style:style>
    <style:style style:family="table-cell" style:name="ce14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4">
      <style:paragraph-properties/>
    </style:style>
    <style:style style:family="table-cell" style:name="ce148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5">
      <style:paragraph-properties/>
    </style:style>
    <style:style style:family="table-cell" style:name="ce149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6">
      <style:paragraph-properties/>
    </style:style>
    <style:style style:family="table-row" style:name="ro44">
      <style:table-row-properties/>
    </style:style>
    <style:style style:family="table-cell" style:name="ce15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7">
      <style:paragraph-properties/>
    </style:style>
    <style:style style:family="table-cell" style:name="ce151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8">
      <style:paragraph-properties/>
    </style:style>
    <style:style style:family="table-cell" style:name="ce152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19">
      <style:paragraph-properties/>
    </style:style>
    <style:style style:family="table-row" style:name="ro45">
      <style:table-row-properties/>
    </style:style>
    <style:style style:family="table-cell" style:name="ce153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20">
      <style:paragraph-properties/>
    </style:style>
    <style:style style:family="table-cell" style:name="ce154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21">
      <style:paragraph-properties/>
    </style:style>
    <style:style style:family="table-cell" style:name="ce155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22">
      <style:paragraph-properties/>
    </style:style>
    <style:style style:family="table-row" style:name="ro46">
      <style:table-row-properties/>
    </style:style>
    <style:style style:family="table-cell" style:name="ce156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23">
      <style:paragraph-properties/>
    </style:style>
    <style:style style:family="table-cell" style:name="ce157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24">
      <style:paragraph-properties/>
    </style:style>
    <style:style style:family="table-cell" style:name="ce158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25">
      <style:paragraph-properties/>
    </style:style>
    <style:style style:family="table-row" style:name="ro47">
      <style:table-row-properties/>
    </style:style>
    <style:style style:family="table-cell" style:name="ce159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26">
      <style:paragraph-properties/>
    </style:style>
    <style:style style:family="table-cell" style:name="ce160">
      <style:table-cell-properties style:direction="ltr" fo:border-top="none" fo:border-bottom="0.00882cm solid #000000" fo:border-left="0.00882cm solid #000000" fo:border-right="none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27">
      <style:paragraph-properties/>
    </style:style>
    <style:style style:family="table-cell" style:name="ce161">
      <style:table-cell-properties style:direction="ltr" fo:border-top="none" fo:border-bottom="0.00882cm solid #000000" fo:border-left="0.00882cm solid #000000" fo:border-right="0.00882cm solid #000000" loext:writing-mode="lr-tb" fo:padding-top="0.09702cm" fo:padding-bottom="0.09702cm" fo:padding-left="0.09702cm" fo:padding-right="0.09702cm" fo:wrap-option="wrap"/>
    </style:style>
    <style:style style:parent-style-name="715" style:list-style-name="WWNum43" style:family="paragraph" style:name="P228">
      <style:paragraph-properties/>
    </style:style>
    <style:style style:parent-style-name="705" style:family="paragraph" style:name="P229">
      <style:text-properties fo:color="#000000" fo:font-family="Calibri" style:font-family-asian="Times New Roman" style:font-family-complex="Times New Roman"/>
      <style:paragraph-properties/>
    </style:style>
    <style:style style:family="text" style:name="T202">
      <style:text-properties fo:color="#000000" fo:font-family="Calibri" style:font-family-asian="Times New Roman" style:font-family-complex="Times New Roman"/>
    </style:style>
    <style:style style:family="text" style:name="T203">
      <style:text-properties fo:color="#000000" fo:font-family="Calibri" style:font-family-asian="Times New Roman" style:font-family-complex="Times New Roman"/>
    </style:style>
    <style:style style:parent-style-name="710" style:family="paragraph" style:name="P230">
      <style:text-properties style:font-family-asian="Times New Roman"/>
      <style:paragraph-properties/>
    </style:style>
    <style:style style:family="text" style:name="T204">
      <style:text-properties style:font-family-asian="Times New Roman"/>
    </style:style>
    <style:style style:family="text" style:name="T205">
      <style:text-properties style:font-family-asian="Times New Roman"/>
    </style:style>
    <style:style style:parent-style-name="711" style:list-style-name="WWNum41" style:family="paragraph" style:name="P231">
      <style:paragraph-properties fo:line-height="100%" fo:margin-top="0pt" fo:margin-bottom="0pt"/>
    </style:style>
    <style:style style:parent-style-name="721" style:family="text" style:name="T206">
      <style:text-properties/>
    </style:style>
    <style:style style:parent-style-name="721" style:family="text" style:name="T207">
      <style:text-properties fo:font-family="Calibri" style:font-family-asian="Times New Roman" style:font-family-complex="Times New Roman"/>
    </style:style>
    <style:style style:parent-style-name="711" style:list-style-name="WWNum41" style:family="paragraph" style:name="P232">
      <style:paragraph-properties fo:line-height="100%" fo:margin-top="0pt" fo:margin-bottom="0pt"/>
    </style:style>
    <style:style style:parent-style-name="721" style:family="text" style:name="T208">
      <style:text-properties/>
    </style:style>
    <style:style style:parent-style-name="721" style:family="text" style:name="T209">
      <style:text-properties fo:font-family="Calibri" style:font-family-asian="Times New Roman" style:font-family-complex="Times New Roman"/>
    </style:style>
    <style:style style:parent-style-name="711" style:list-style-name="WWNum41" style:family="paragraph" style:name="P233">
      <style:paragraph-properties fo:line-height="100%" fo:margin-top="0pt" fo:margin-bottom="0pt"/>
    </style:style>
    <style:style style:parent-style-name="721" style:family="text" style:name="T210">
      <style:text-properties/>
    </style:style>
    <style:style style:parent-style-name="721" style:family="text" style:name="T211">
      <style:text-properties fo:font-family="Calibri" style:font-family-asian="Times New Roman" style:font-family-complex="Times New Roman"/>
    </style:style>
    <style:style style:parent-style-name="711" style:list-style-name="WWNum41" style:family="paragraph" style:name="P234">
      <style:paragraph-properties fo:line-height="100%" fo:margin-top="0pt" fo:margin-bottom="0pt"/>
    </style:style>
    <style:style style:parent-style-name="721" style:family="text" style:name="T212">
      <style:text-properties/>
    </style:style>
    <style:style style:parent-style-name="721" style:family="text" style:name="T213">
      <style:text-properties fo:font-family="Calibri" style:font-family-asian="Times New Roman" style:font-family-complex="Times New Roman"/>
    </style:style>
    <style:style style:parent-style-name="711" style:family="paragraph" style:name="P235">
      <style:paragraph-properties fo:line-height="100%" fo:margin-top="0pt" fo:margin-bottom="0pt"/>
    </style:style>
  </office:automatic-styles>
  <office:body>
    <office:text text:use-soft-page-breaks="true">
      <text:list>
        <text:list-item>
          <text:h text:outline-level="2" text:restart-numbering="0" text:is-list-header="0" text:style-name="P43"><text:span>Лабораторные работы №</text:span><text:span text:style-name="T74">4</text:span><text:span/></text:h>
        </text:list-item>
      </text:list>
      <text:p text:style-name="P44"><text:span text:style-name="T75">Тема</text:span><text:span text:style-name="T76"/></text:p>
      <text:p text:style-name="P45"><text:span text:style-name="T77">Динамические библиотеки</text:span><text:span text:style-name="T78"/></text:p>
      <text:list>
        <text:list-item>
          <text:list>
            <text:list-item>
              <text:h text:outline-level="3" text:restart-numbering="0" text:is-list-header="0" text:style-name="P46"><text:span>Цель работы</text:span><text:span/></text:h>
            </text:list-item>
          </text:list>
        </text:list-item>
        <text:list-item>
          <text:h text:outline-level="10" text:restart-numbering="0" text:is-list-header="0" text:style-name="P47"><text:span>Целью является приобретение практических навыков в:</text:span><text:span/></text:h>
        </text:list-item>
      </text:list>
      <text:list text:style-name="WWNum2" text:continue-numbering="true">
        <text:list-item>
          <text:p text:style-name="P48"><text:span>Создание динамических библиотек</text:span><text:span/></text:p>
        </text:list-item>
        <text:list-item>
          <text:p text:style-name="P49"><text:span>Создание программ, которые используют функции динамических библиотек</text:span><text:span/></text:p>
        </text:list-item>
      </text:list>
      <text:list>
        <text:list-item>
          <text:list>
            <text:list-item>
              <text:h text:outline-level="3" text:restart-numbering="0" text:is-list-header="0" text:style-name="P50"><text:span>Задание</text:span><text:span/></text:h>
            </text:list-item>
          </text:list>
        </text:list-item>
        <text:list-item>
          <text:p text:style-name="P51"><text:span text:style-name="T79">Требуется создать динамические библиотеки, которые реализуют</text:span><text:span text:style-name="T80"><text:s/></text:span><text:span text:style-name="T81">з</text:span><text:span text:style-name="T82">аданный вариантом</text:span><text:span text:style-name="T83"><text:s/></text:span><text:span text:style-name="T84">функционал. Далее использовать данные библиотеки 2-мя способами:</text:span><text:span text:style-name="T85"/></text:p>
        </text:list-item>
      </text:list>
      <text:list text:style-name="WWNum37" text:continue-numbering="true">
        <text:list-item>
          <text:p text:style-name="P52"><text:span text:style-name="T86">Во время компиляции (на этапе «линковки»/</text:span><text:span text:style-name="T87">linking</text:span><text:span text:style-name="T88">)</text:span><text:span/></text:p>
        </text:list-item>
        <text:list-item>
          <text:p text:style-name="P53"><text:span text:style-name="T89">Во время исполнения программы. </text:span><text:span text:style-name="T90">Б</text:span><text:span text:style-name="T91">иблиотеки </text:span><text:span text:style-name="T92">загружаются </text:span><text:span text:style-name="T93">в память </text:span><text:span text:style-name="T94">с помощью интерфейса ОС для работы с динамическими библиотеками</text:span><text:span/></text:p>
        </text:list-item>
      </text:list>
      <text:list>
        <text:list-item>
          <text:p text:style-name="P54"><text:span text:style-name="T95">В конечном итоге, в лабораторной работе необходимо получить следующие части:</text:span><text:span text:style-name="T96"/></text:p>
        </text:list-item>
      </text:list>
      <text:list text:style-name="WWNum38" text:continue-numbering="true">
        <text:list-item>
          <text:p text:style-name="P55"><text:span text:style-name="T97">Динамическ</text:span><text:span text:style-name="T98">ие</text:span><text:span text:style-name="T99"> библиотеки, реализующие контракты, которые заданы вариантом;</text:span><text:span/></text:p>
        </text:list-item>
        <text:list-item>
          <text:p text:style-name="P56"><text:span text:style-name="T100">Тестовая программа (</text:span><text:span text:style-name="T101">программа №1</text:span><text:span text:style-name="T102">), которая используют одну из библиотек, используя </text:span><text:span text:style-name="T103">информацию</text:span><text:span text:style-name="T104"> полученные на этапе компиляции;</text:span><text:span/></text:p>
        </text:list-item>
        <text:list-item>
          <text:p text:style-name="P57"><text:span text:style-name="T105">Тестовая программа (</text:span><text:span text:style-name="T106">программа №2</text:span><text:span text:style-name="T107">), которая загружает библиотеки, используя только их </text:span><text:span text:style-name="T108">относительные пути</text:span><text:span text:style-name="T109"> и контракты.</text:span><text:span/></text:p>
        </text:list-item>
      </text:list>
      <text:list>
        <text:list-item>
          <text:h text:outline-level="10" text:restart-numbering="0" text:is-list-header="0" text:style-name="P58"><text:span text:style-name="T110">Провести анализ двух типов использования библиотек.</text:span><text:span text:style-name="T111"/></text:h>
        </text:list-item>
        <text:list-item>
          <text:h text:outline-level="10" text:restart-numbering="0" text:is-list-header="0" text:style-name="P59"><text:span text:style-name="T112"/><text:span text:style-name="T113"/></text:h>
        </text:list-item>
        <text:list-item>
          <text:h text:outline-level="10" text:restart-numbering="0" text:is-list-header="0" text:style-name="P60"><text:span text:style-name="T114">Пользовательский ввод для обоих программ должен быть организован следующим образом:</text:span><text:span text:style-name="T115"/></text:h>
        </text:list-item>
      </text:list>
      <text:list text:style-name="WWNum42" text:continue-numbering="true">
        <text:list-item>
          <text:h text:outline-level="10" text:restart-numbering="0" text:is-list-header="0" text:style-name="P61"><text:span text:style-name="T116">Если пользователь вводит команду «0», то </text:span><text:span text:style-name="T117">программа</text:span><text:span text:style-name="T118"> переключает одну реализацию контрактов на другую </text:span><text:span text:style-name="T119">(н</text:span><text:span text:style-name="T120">еобходимо только для </text:span><text:span text:style-name="T121">программы №2</text:span><text:span text:style-name="T122">). Можно реализовать лабораторную работу без данной функции, но максимальная оценка в этом случае будет «хорошо»;</text:span><text:span/></text:h>
        </text:list-item>
        <text:list-item>
          <text:h text:outline-level="10" text:restart-numbering="0" text:is-list-header="0" text:style-name="P62"><text:span text:style-name="T123">«1 </text:span><text:span text:style-name="T124">arg1 arg2 </text:span><text:span text:style-name="T125">… </text:span><text:span text:style-name="T126">argN», </text:span><text:span text:style-name="T127">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span><text:span/></text:h>
        </text:list-item>
        <text:list-item>
          <text:h text:outline-level="10" text:restart-numbering="0" text:is-list-header="0" text:style-name="P63"><text:span text:style-name="T128">«2 </text:span><text:span text:style-name="T129">arg1 arg2 </text:span><text:span text:style-name="T130">… </text:span><text:span text:style-name="T131">arg</text:span><text:span text:style-name="T132">M</text:span><text:span text:style-name="T133">», </text:span><text:span text:style-name="T134">где после «</text:span><text:span text:style-name="T135">2</text:span><text:span text:style-name="T136">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text:span/></text:h>
        </text:list-item>
      </text:list>
      <text:list>
        <text:list-item>
          <text:h text:outline-level="10" text:restart-numbering="0" text:is-list-header="0" text:style-name="P64"><text:span text:style-name="T137"/><text:span text:style-name="T138"/></text:h>
        </text:list-item>
        <text:list-item>
          <text:list>
            <text:list-item>
              <text:h text:outline-level="3" text:restart-numbering="0" text:is-list-header="0" text:style-name="P65"><text:span>Контракты и реализации функций</text:span><text:span/></text:h>
            </text:list-item>
          </text:list>
        </text:list-item>
      </text:list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>
          <table:table-cell table:style-name="ce1">
            <text:list>
              <text:list-item>
                <text:h text:outline-level="10" text:restart-numbering="0" text:is-list-header="0" text:style-name="P66"><text:span>№</text:span><text:span/></text:h>
              </text:list-item>
            </text:list>
          </table:table-cell>
          <table:table-cell table:style-name="ce2">
            <text:list>
              <text:list-item>
                <text:h text:outline-level="10" text:restart-numbering="0" text:is-list-header="0" text:style-name="P67"><text:span>Описание</text:span><text:span/></text:h>
              </text:list-item>
            </text:list>
          </table:table-cell>
          <table:table-cell table:style-name="ce3">
            <text:list>
              <text:list-item>
                <text:h text:outline-level="10" text:restart-numbering="0" text:is-list-header="0" text:style-name="P68"><text:span>Сигнатура</text:span><text:span/></text:h>
              </text:list-item>
            </text:list>
          </table:table-cell>
          <table:table-cell table:style-name="ce4">
            <text:list>
              <text:list-item>
                <text:h text:outline-level="10" text:restart-numbering="0" text:is-list-header="0" text:style-name="P69"><text:span>Реализация 1</text:span><text:span/></text:h>
              </text:list-item>
            </text:list>
          </table:table-cell>
          <table:table-cell table:style-name="ce5">
            <text:list>
              <text:list-item>
                <text:h text:outline-level="10" text:restart-numbering="0" text:is-list-header="0" text:style-name="P70"><text:span>Реализация 2</text:span><text:span/></text:h>
              </text:list-item>
            </text:list>
          </table:table-cell>
        </table:table-row>
        <table:table-row table:style-name="ro2">
          <table:table-cell table:style-name="ce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71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72"><text:span text:style-name="T139">Рассчет</text:span><text:span> интеграла функции </text:span><text:span text:style-name="T140">sin(x) </text:span><text:span text:style-name="T141">на отрезке </text:span><text:span text:style-name="T142">[A, B] </text:span><text:span text:style-name="T143">с шагом </text:span><text:span text:style-name="T144">e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8">
            <text:p text:style-name="P73"><text:span text:style-name="T145">Float SinIntegral(float A, float B, float e)</text:span><text:span text:style-name="T146"/></text:p>
          </table:table-cell>
          <table:table-cell table:style-name="ce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74"><text:span>Подсчет интеграла методом прямоугольников.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75"><text:span>Подсчет интеграла методом трапеций.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">
          <table:table-cell table:style-name="ce1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76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77"><text:span>Рассчет </text:span><text:span text:style-name="T147">производной</text:span><text:span> функции c</text:span><text:span text:style-name="T148">os(x) </text:span><text:span text:style-name="T149">в точке </text:span><text:span text:style-name="T150">A с</text:span><text:span text:style-name="T151"> приращением </text:span><text:span text:style-name="T152">deltaX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78"><text:span text:style-name="T153">Float </text:span><text:span>Derivative</text:span><text:span text:style-name="T154">(float A, float deltaX)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4">
            <text:p text:style-name="P79"><text:span text:style-name="T155">f'(x) = (f(A + deltaX) – f(A))/deltaX</text:span><text:span text:style-name="T156"/></text:p>
          </table:table-cell>
          <table:table-cell table:style-name="ce15">
            <text:p text:style-name="P80"><text:span text:style-name="T157">f'(x) = (f(A + deltaX) – f(A-deltaX))/(2*deltaX)</text:span><text:span text:style-name="T158"/></text:p>
          </table:table-cell>
        </table:table-row>
        <table:table-row table:style-name="ro4">
          <table:table-cell table:style-name="ce1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81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82"><text:span>Подсчёт количества простых чисел на отрезке </text:span><text:span text:style-name="T159">[A, B] </text:span><text:span text:style-name="T160">(</text:span><text:span text:style-name="T161">A, B - </text:span><text:span text:style-name="T162">натуральные)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8">
            <text:p text:style-name="P83"><text:span text:style-name="T163">Int PrimeCount(int A, int B)</text:span><text:span text:style-name="T164"/></text:p>
          </table:table-cell>
          <table:table-cell table:style-name="ce1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84"><text:span>Наивный алгоритм. Проверить делимость текущего числа на все предыдущие числа.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2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85"><text:span>Решето Эратосфена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5">
          <table:table-cell table:style-name="ce2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86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2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87"><text:span>Подсчёт наибольшего общего делителя для </text:span><text:span text:style-name="T165">двух натуральных чисел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23">
            <text:p text:style-name="P88"><text:span text:style-name="T166">Int GCF(int A, int B)</text:span><text:span text:style-name="T167"/></text:p>
          </table:table-cell>
          <table:table-cell table:style-name="ce2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89"><text:span>Алгоритм Евклида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2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90"><text:span>Наивный алгоритм. Пытаться разделить числа на все числа, что меньше </text:span><text:span text:style-name="T168">A </text:span><text:span text:style-name="T169">и </text:span><text:span text:style-name="T170">B.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6">
          <table:table-cell table:style-name="ce2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91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27">
            <text:p text:style-name="P92"><text:span text:style-name="T171">Рассчет значения числа Пи при заданной длине ряда </text:span><text:span text:style-name="T172">(K)</text:span><text:span text:style-name="T173"/></text:p>
          </table:table-cell>
          <table:table-cell table:style-name="ce28">
            <text:p text:style-name="P93"><text:span text:style-name="T174">float Pi(int K)</text:span><text:span text:style-name="T175"/></text:p>
          </table:table-cell>
          <table:table-cell table:style-name="ce2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94"><text:span>Ряд Лейбница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3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95"><text:span>Формула Валлиса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7">
          <table:table-cell table:style-name="ce3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96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3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97"><text:span>Рассчет значения числа е(основание натурального логарифма)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33">
            <text:p text:style-name="P98"><text:span text:style-name="T176">Float E(int x)</text:span><text:span text:style-name="T177"/></text:p>
          </table:table-cell>
          <table:table-cell table:style-name="ce34">
            <text:p text:style-name="P99"><text:span text:style-name="T178">(1 + 1/x) ^ x</text:span><text:span text:style-name="T179"/></text:p>
          </table:table-cell>
          <table:table-cell table:style-name="ce3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00"><text:span>Сумма ряда </text:span><text:span text:style-name="T180">по </text:span><text:span text:style-name="T181">n</text:span><text:span> от 0 до </text:span><text:span text:style-name="T182">x, </text:span><text:span text:style-name="T183">где элементы ряда равны: (1/</text:span><text:span text:style-name="T184">(n!))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8">
          <table:table-cell table:style-name="ce3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01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3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02"><text:span>Подсчет площади плоской геометрической фигуры по двум сторонам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38">
            <text:p text:style-name="P103"><text:span text:style-name="T185">Float Square(float A, float B) </text:span><text:span text:style-name="T186"/></text:p>
          </table:table-cell>
          <table:table-cell table:style-name="ce3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04"><text:span>Фигура прямоугольник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4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05"><text:span>Фигура прямоугольный треугольник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9">
          <table:table-cell table:style-name="ce4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06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4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07"><text:span>Перевод числа </text:span><text:span text:style-name="T187">x</text:span><text:span> из десятичной системы счисления в другую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43">
            <text:p text:style-name="P108"><text:span text:style-name="T188">Char* translation(long x)</text:span><text:span text:style-name="T189"/></text:p>
          </table:table-cell>
          <table:table-cell table:style-name="ce44">
            <text:p text:style-name="P109"><text:span text:style-name="T190">Другая система счисления двоичная</text:span><text:span text:style-name="T191"/></text:p>
          </table:table-cell>
          <table:table-cell table:style-name="ce4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10"><text:span>Другая система счисления троичная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10">
          <table:table-cell table:style-name="ce4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11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4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12"><text:span>Отсортировать целочисленный массив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48">
            <text:p text:style-name="P113"><text:span text:style-name="T192">Int * Sort(int * array)</text:span><text:span text:style-name="T193"/></text:p>
          </table:table-cell>
          <table:table-cell table:style-name="ce49">
            <text:p text:style-name="P114"><text:span text:style-name="T194">Пузырьковая сортировка</text:span><text:span text:style-name="T195"/></text:p>
          </table:table-cell>
          <table:table-cell table:style-name="ce5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15"><text:span>Сортировка Хоара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16"><text:span text:style-name="T196"/><text:span text:style-name="T197"/></text:p>
      <text:list>
        <text:list-item>
          <text:list>
            <text:list-item>
              <text:p text:style-name="P117"><text:span text:style-name="T198">Варианты</text:span><text:span text:style-name="T199"/></text:p>
            </text:list-item>
          </text:list>
        </text:list-item>
      </text:list>
      <table:table table:style-name="ta2">
        <table:table-columns>
          <table:table-column table:style-name="co6"/>
          <table:table-column table:style-name="co7"/>
          <table:table-column table:style-name="co8"/>
        </table:table-columns>
        <table:table-row table:style-name="ro11">
          <table:table-cell table:style-name="ce51">
            <text:list>
              <text:list-item>
                <text:h text:outline-level="10" text:restart-numbering="0" text:is-list-header="0" text:style-name="P118"><text:span text:style-name="T200">№</text:span><text:span text:style-name="T201"/></text:h>
              </text:list-item>
            </text:list>
          </table:table-cell>
          <table:table-cell table:style-name="ce52">
            <text:list>
              <text:list-item>
                <text:h text:outline-level="10" text:restart-numbering="0" text:is-list-header="0" text:style-name="P119"><text:span>Функция 1</text:span><text:span/></text:h>
              </text:list-item>
            </text:list>
          </table:table-cell>
          <table:table-cell table:style-name="ce53">
            <text:list>
              <text:list-item>
                <text:h text:outline-level="10" text:restart-numbering="0" text:is-list-header="0" text:style-name="P120"><text:span>Функция 2</text:span><text:span/></text:h>
              </text:list-item>
            </text:list>
          </table:table-cell>
        </table:table-row>
        <table:table-row table:style-name="ro12">
          <table:table-cell table:style-name="ce5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21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5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22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5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23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13">
          <table:table-cell table:style-name="ce5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24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5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25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5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26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14">
          <table:table-cell table:style-name="ce6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27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6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28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6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29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15">
          <table:table-cell table:style-name="ce6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0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6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1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6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2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16">
          <table:table-cell table:style-name="ce6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3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6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4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6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5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17">
          <table:table-cell table:style-name="ce6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6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7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7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7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8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18">
          <table:table-cell table:style-name="ce7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39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7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0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7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1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19">
          <table:table-cell table:style-name="ce7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2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7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3"><text:span>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7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4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0">
          <table:table-cell table:style-name="ce7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5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7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6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8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7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1">
          <table:table-cell table:style-name="ce8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8"><text:span>10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8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49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8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0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2">
          <table:table-cell table:style-name="ce8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1"><text:span>1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8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2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8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3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3">
          <table:table-cell table:style-name="ce8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4"><text:span>1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8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5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8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6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4">
          <table:table-cell table:style-name="ce9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7"><text:span>1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9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8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9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59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5">
          <table:table-cell table:style-name="ce9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0"><text:span>1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9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1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9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2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6">
          <table:table-cell table:style-name="ce9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3"><text:span>1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9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4"><text:span>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9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5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7">
          <table:table-cell table:style-name="ce9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6"><text:span>1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0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7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0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8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8">
          <table:table-cell table:style-name="ce10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69"><text:span>1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0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0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0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1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29">
          <table:table-cell table:style-name="ce10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2"><text:span>1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0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3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0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4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0">
          <table:table-cell table:style-name="ce10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5"><text:span>1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0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6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1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7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1">
          <table:table-cell table:style-name="ce11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8"><text:span>20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1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79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1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0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2">
          <table:table-cell table:style-name="ce11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1"><text:span>2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1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2"><text:span>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1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3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3">
          <table:table-cell table:style-name="ce11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4"><text:span>2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1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5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1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6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4">
          <table:table-cell table:style-name="ce12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7"><text:span>2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2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8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2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89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5">
          <table:table-cell table:style-name="ce12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0"><text:span>2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2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1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2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2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6">
          <table:table-cell table:style-name="ce12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3"><text:span>2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2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4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2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5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7">
          <table:table-cell table:style-name="ce12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6"><text:span>2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3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7"><text:span>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3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8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8">
          <table:table-cell table:style-name="ce13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199"><text:span>2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3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0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3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1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39">
          <table:table-cell table:style-name="ce13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2"><text:span>2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3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3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3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4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40">
          <table:table-cell table:style-name="ce13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5"><text:span>2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3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6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4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7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41">
          <table:table-cell table:style-name="ce14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8"><text:span>30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4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09"><text:span>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4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0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42">
          <table:table-cell table:style-name="ce14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1"><text:span>31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4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2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4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3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43">
          <table:table-cell table:style-name="ce14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4"><text:span>32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4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5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4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6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44">
          <table:table-cell table:style-name="ce15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7"><text:span>33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5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8"><text:span>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52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19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45">
          <table:table-cell table:style-name="ce153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20"><text:span>34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54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21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55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22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46">
          <table:table-cell table:style-name="ce156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23"><text:span>35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57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24"><text:span>7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58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25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ro47">
          <table:table-cell table:style-name="ce159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26"><text:span>36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60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27"><text:span>8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ce161">
            <text:list text:style-name="WWNum43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h text:outline-level="10" text:restart-numbering="0" text:is-list-header="0" text:style-name="P228"><text:span>9</text:span><text:span/></text:h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29"><text:span text:style-name="T202"/><text:span text:style-name="T203"/></text:p>
      <text:list>
        <text:list-item>
          <text:list>
            <text:list-item>
              <text:p text:style-name="P230"><text:span text:style-name="T204">Справочный материал</text:span><text:span text:style-name="T205"/></text:p>
            </text:list-item>
          </text:list>
        </text:list-item>
      </text:list>
      <text:list text:style-name="WWNum41" text:continue-numbering="true">
        <text:list-item>
          <text:h text:outline-level="10" text:restart-numbering="0" text:is-list-header="0" text:style-name="P231"><text:span/><text:a xlink:href="https://msdn.microsoft.com/en-us/library/ms235636.aspx" xlink:type="simple"><text:span text:style-name="T206"/><text:span text:style-name="T207">https://msdn.microsoft.com/en-us/library/ms235636.aspx</text:span></text:a><text:span/><text:span/></text:h>
        </text:list-item>
        <text:list-item>
          <text:h text:outline-level="10" text:restart-numbering="0" text:is-list-header="0" text:style-name="P232"><text:span/><text:a xlink:href="https://msdn.microsoft.com/en-us/library/windows/desktop/ms684175(v=vs.85).aspx" xlink:type="simple"><text:span text:style-name="T208"/><text:span text:style-name="T209">https://msdn.microsoft.com/en-us/library/windows/desktop/ms684175(v=vs.85).aspx</text:span></text:a><text:span/><text:span/></text:h>
        </text:list-item>
        <text:list-item>
          <text:h text:outline-level="10" text:restart-numbering="0" text:is-list-header="0" text:style-name="P233"><text:span/><text:a xlink:href="https://msdn.microsoft.com/en-us/library/windows/desktop/ms683212(v=vs.85).aspx" xlink:type="simple"><text:span text:style-name="T210"/><text:span text:style-name="T211">https://msdn.microsoft.com/en-us/library/windows/desktop/ms683212(v=vs.85).aspx</text:span></text:a><text:span/><text:span/></text:h>
        </text:list-item>
        <text:list-item>
          <text:h text:outline-level="10" text:restart-numbering="0" text:is-list-header="0" text:style-name="P234"><text:span/><text:a xlink:href="http://www.ibm.com/developerworks/library/l-dynamic-libraries/" xlink:type="simple"><text:span text:style-name="T212"/><text:span text:style-name="T213">http://www.ibm.com/developerworks/library/l-dynamic-libraries/</text:span></text:a><text:span/><text:span/></text:h>
        </text:list-item>
      </text:list>
      <text:list>
        <text:list-item>
          <text:h text:outline-level="10" text:restart-numbering="0" text:is-list-header="0" text:style-name="P235"><text:span/><text:span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fo:line-height="107.083%" style:tab-stop-distance="35.45pt" fo:margin-top="0pt" fo:margin-bottom="8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/>
    <style:style style:parent-style-name="717" style:display-name="Heading 3 Char" style:family="text" style:name="18"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717" style:display-name="Heading 4 Char" style:family="text" style:name="20"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717" style:display-name="Heading 5 Char" style:family="text" style:name="22"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717" style:display-name="Heading 6 Char" style:family="text" style:name="24"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717" style:display-name="Heading 7 Char" style:family="text" style:name="26"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717" style:display-name="Heading 8 Char" style:family="text" style:name="28"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717" style:display-name="Heading 9 Char" style:family="text" style:name="30">
      <style:text-properties fo:font-family="Arial" style:font-family-asian="Arial" style:font-family-complex="Arial" fo:font-size="10.5pt" fo:font-style="italic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717" style:display-name="Title Char" style:family="text" style:name="35">
      <style:text-properties fo:font-size="24pt"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717" style:display-name="Subtitle Char" style:family="text" style:name="37">
      <style:text-properties fo:font-size="12pt"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7" style:display-name="Header Char" style:family="text" style:name="43"/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7" style:display-name="Footer Char" style:family="text" style:name="45"/>
    <style:style style:parent-style-name="707" style:display-name="Caption Char" style:family="text" style:name="47"/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</style:style>
    <style:style style:parent-style-name="717" style:display-name="footnote reference" style:family="text" style:name="177">
      <style:text-properties style:text-position="super 58%"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</style:style>
    <style:style style:parent-style-name="717" style:display-name="endnote reference" style:family="text" style:name="180"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/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702">
      <style:text-properties fo:color="#000000" fo:font-family="Calibri" style:font-family-asian="SimSun" style:font-family-complex="Tahoma" fo:font-size="11pt" fo:language="ru" fo:country="RU"/>
      <style:paragraph-properties fo:line-height="107.083%" fo:margin-top="0pt" fo:margin-bottom="8pt"/>
    </style:style>
    <style:style style:parent-style-name="702" style:display-name="Standard" style:family="paragraph" style:name="703">
      <style:text-properties fo:color="#000000"/>
      <style:paragraph-properties/>
    </style:style>
    <style:style style:parent-style-name="703" style:display-name="Heading" style:family="paragraph" style:name="704">
      <style:text-properties fo:font-family="Arial" style:font-family-asian="Microsoft YaHei" style:font-family-complex="Arial" fo:font-size="14pt"/>
      <style:paragraph-properties fo:margin-top="12pt" fo:margin-bottom="6pt"/>
    </style:style>
    <style:style style:parent-style-name="703" style:display-name="Text body" style:family="paragraph" style:name="705">
      <style:text-properties/>
      <style:paragraph-properties fo:margin-top="0pt" fo:margin-bottom="6pt"/>
    </style:style>
    <style:style style:parent-style-name="705" style:display-name="List" style:family="paragraph" style:name="706">
      <style:text-properties style:font-family-complex="Arial"/>
    </style:style>
    <style:style style:parent-style-name="703" style:display-name="Caption" style:family="paragraph" style:name="707">
      <style:text-properties style:font-family-complex="Arial" fo:font-size="12pt" fo:font-style="italic"/>
      <style:paragraph-properties fo:margin-top="6pt" fo:margin-bottom="6pt"/>
    </style:style>
    <style:style style:parent-style-name="703" style:display-name="Index" style:family="paragraph" style:name="708">
      <style:text-properties style:font-family-complex="Arial"/>
    </style:style>
    <style:style style:parent-style-name="703" style:display-name="Heading 1" style:family="paragraph" style:name="709">
      <style:text-properties fo:color="#2e74b5" fo:font-family="Calibri Light" style:font-family-complex="'Calibri Light'" fo:font-size="16pt"/>
      <style:paragraph-properties fo:margin-top="12pt" fo:margin-bottom="0pt"/>
    </style:style>
    <style:style style:parent-style-name="703" style:display-name="Heading 2" style:family="paragraph" style:name="710">
      <style:text-properties fo:color="#5b9bd5" fo:font-family="Calibri Light" style:font-family-complex="'Calibri Light'" fo:font-size="13pt" fo:font-weight="bold"/>
      <style:paragraph-properties fo:margin-top="10pt" fo:margin-bottom="0pt"/>
    </style:style>
    <style:style style:parent-style-name="703" style:display-name="List Paragraph" style:family="paragraph" style:name="711">
      <style:text-properties/>
      <style:paragraph-properties fo:margin-left="1.27cm" fo:margin-right="0cm" fo:text-indent="0cm"/>
    </style:style>
    <style:style style:parent-style-name="703" style:display-name="Normal (Web)" style:family="paragraph" style:name="712">
      <style:text-properties fo:font-family="Times New Roman" style:font-family-asian="Times New Roman" style:font-family-complex="Times New Roman" fo:font-size="12pt"/>
      <style:paragraph-properties fo:line-height="100%" fo:margin-top="5pt" fo:margin-bottom="5pt"/>
    </style:style>
    <style:style style:parent-style-name="703" style:display-name="HTML Preformatted" style:family="paragraph" style:name="713">
      <style:text-properties fo:font-family="Courier New" style:font-family-asian="Times New Roman" style:font-family-complex="Courier New" fo:font-size="10pt"/>
      <style:paragraph-properties fo:line-height="100%" fo:margin-top="0pt" fo:margin-bottom="0pt">
        <style:tab-stops>
          <style:tab-stop style:position="1.616cm" style:type="left"/>
          <style:tab-stop style:position="3.23cm" style:type="left"/>
          <style:tab-stop style:position="4.846cm" style:type="left"/>
          <style:tab-stop style:position="6.462cm" style:type="left"/>
          <style:tab-stop style:position="8.077cm" style:type="left"/>
          <style:tab-stop style:position="9.693cm" style:type="left"/>
          <style:tab-stop style:position="11.31cm" style:type="left"/>
          <style:tab-stop style:position="12.92cm" style:type="left"/>
          <style:tab-stop style:position="14.54cm" style:type="left"/>
          <style:tab-stop style:position="16.16cm" style:type="left"/>
          <style:tab-stop style:position="17.77cm" style:type="left"/>
          <style:tab-stop style:position="19.39cm" style:type="left"/>
          <style:tab-stop style:position="21cm" style:type="left"/>
          <style:tab-stop style:position="22.62cm" style:type="left"/>
          <style:tab-stop style:position="24.24cm" style:type="left"/>
          <style:tab-stop style:position="25.85cm" style:type="left"/>
        </style:tab-stops>
      </style:paragraph-properties>
    </style:style>
    <style:style style:parent-style-name="704" style:display-name="Heading 3" style:family="paragraph" style:name="714">
      <style:text-properties fo:font-size="14pt" fo:font-weight="bold"/>
    </style:style>
    <style:style style:parent-style-name="703" style:display-name="Table Contents" style:family="paragraph" style:name="715">
      <style:text-properties/>
      <style:paragraph-properties/>
    </style:style>
    <style:style style:parent-style-name="715" style:display-name="Table Heading" style:family="paragraph" style:name="716">
      <style:text-properties fo:font-weight="bold"/>
      <style:paragraph-properties fo:text-align="center"/>
    </style:style>
    <style:style style:parent-style-name="702" style:class="default" style:display-name="Default Paragraph Font" style:family="text" style:name="717">
      <style:text-properties/>
    </style:style>
    <style:style style:parent-style-name="717" style:display-name="Heading 1 Char" style:family="text" style:name="718">
      <style:text-properties fo:color="#2e74b5" fo:font-family="Calibri Light" style:font-family-complex="'Calibri Light'" fo:font-size="16pt"/>
    </style:style>
    <style:style style:parent-style-name="717" style:display-name="Heading 2 Char" style:family="text" style:name="719">
      <style:text-properties fo:color="#5b9bd5" fo:font-family="Calibri Light" style:font-family-complex="'Calibri Light'" fo:font-size="13pt" fo:font-weight="bold"/>
    </style:style>
    <style:style style:parent-style-name="717" style:display-name="HTML Preformatted Char" style:family="text" style:name="720">
      <style:text-properties fo:font-family="Courier New" style:font-family-asian="Times New Roman" style:font-family-complex="Courier New" fo:font-size="10pt"/>
    </style:style>
    <style:style style:parent-style-name="717" style:display-name="Internet link" style:family="text" style:name="721">
      <style:text-properties fo:color="#0563c1" style:text-underline-type="single" style:text-underline-style="solid" style:text-underline-width="auto" style:text-underline-color="font-color"/>
    </style:style>
    <style:style style:parent-style-name="702" style:display-name="ListLabel 1" style:family="text" style:name="722">
      <style:text-properties style:font-family-complex="Courier New"/>
    </style:style>
    <style:style style:parent-style-name="702" style:display-name="ListLabel 2" style:family="text" style:name="723">
      <style:text-properties fo:font-size="10pt"/>
    </style:style>
    <style:style style:parent-style-name="702" style:display-name="Numbering Symbols" style:family="text" style:name="724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Symbol" style:font-family-asian="Symbol" style:font-family-complex="Symbol"/>
    </style:style>
    <style:style style:family="text" style:name="T12">
      <style:text-properties fo:font-family="Symbol" style:font-family-asian="Symbol" style:font-family-complex="Symbol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Symbol" style:font-family-asian="Symbol" style:font-family-complex="Symbol"/>
    </style:style>
    <style:style style:family="text" style:name="T15">
      <style:text-properties fo:font-family="Symbol" style:font-family-asian="Symbol" style:font-family-complex="Symbol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Symbol" style:font-family-asian="Symbol" style:font-family-complex="Symbol"/>
    </style:style>
    <style:style style:family="text" style:name="T18">
      <style:text-properties fo:font-family="Symbol" style:font-family-asian="Symbol" style:font-family-complex="Symbol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Symbol" style:font-family-asian="Symbol" style:font-family-complex="Symbol"/>
    </style:style>
    <style:style style:family="text" style:name="T21">
      <style:text-properties fo:font-family="Symbol" style:font-family-asian="Symbol" style:font-family-complex="Symbol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Symbol" style:font-family-asian="Symbol" style:font-family-complex="Symbol"/>
    </style:style>
    <style:style style:family="text" style:name="T24">
      <style:text-properties fo:font-family="Symbol" style:font-family-asian="Symbol" style:font-family-complex="Symbol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Symbol" style:font-family-asian="Symbol" style:font-family-complex="Symbol"/>
    </style:style>
    <style:style style:family="text" style:name="T27">
      <style:text-properties fo:font-family="Symbol" style:font-family-asian="Symbol" style:font-family-complex="Symbol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/>
    </style:style>
    <style:style style:family="text" style:name="T45">
      <style:text-properties fo:font-family="Wingdings" style:font-family-asian="Wingdings" style:font-family-complex="Wingdings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">
      <text:list-level-style-bullet text:level="1" text:style-name="T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6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9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1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1">
      <text:list-level-style-bullet text:level="1" text:style-name="T10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bullet text:level="3" text:style-name="T12" text:bullet-char="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Symbol" style:font-family-asian="Symbol" style:font-family-complex="Symbol"/>
      </text:list-level-style-bullet>
      <text:list-level-style-bullet text:level="4" text:style-name="T13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Symbol" style:font-family-asian="Symbol" style:font-family-complex="Symbol"/>
      </text:list-level-style-bullet>
      <text:list-level-style-bullet text:level="6" text:style-name="T15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7" text:style-name="T16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Symbol" style:font-family-asian="Symbol" style:font-family-complex="Symbol"/>
      </text:list-level-style-bullet>
      <text:list-level-style-bullet text:level="9" text:style-name="T18" text:bullet-char="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Symbol" style:font-family-asian="Symbol" style:font-family-complex="Symbol"/>
      </text:list-level-style-bullet>
    </text:list-style>
    <text:list-style style:name="WWNum12">
      <text:list-level-style-bullet text:level="1" text:style-name="T19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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Symbol" style:font-family-asian="Symbol" style:font-family-complex="Symbol"/>
      </text:list-level-style-bullet>
      <text:list-level-style-bullet text:level="3" text:style-name="T21" text:bullet-char="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Symbol" style:font-family-asian="Symbol" style:font-family-complex="Symbol"/>
      </text:list-level-style-bullet>
      <text:list-level-style-bullet text:level="4" text:style-name="T22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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Symbol" style:font-family-asian="Symbol" style:font-family-complex="Symbol"/>
      </text:list-level-style-bullet>
      <text:list-level-style-bullet text:level="6" text:style-name="T24" text:bullet-char="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Symbol" style:font-family-asian="Symbol" style:font-family-complex="Symbol"/>
      </text:list-level-style-bullet>
      <text:list-level-style-bullet text:level="7" text:style-name="T25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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Symbol" style:font-family-asian="Symbol" style:font-family-complex="Symbol"/>
      </text:list-level-style-bullet>
      <text:list-level-style-bullet text:level="9" text:style-name="T27" text:bullet-char="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Symbol" style:font-family-asian="Symbol" style:font-family-complex="Symbol"/>
      </text:list-level-style-bullet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1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2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3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5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6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7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8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29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0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1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2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3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4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5">
      <text:list-level-style-bullet text:level="1" text:style-name="T28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0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33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36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3" text:display-levels="2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5" text:display-levels="4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  <text:list-level-style-number text:level="6" text:display-levels="5" style:num-format="1" style:num-suffix=".">
        <style:list-level-properties text:list-level-position-and-space-mode="label-alignment">
          <style:list-level-label-alignment text:list-tab-stop-position="7.62cm" fo:text-indent="-0.63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text:list-tab-stop-position="8.891cm" fo:text-indent="-0.635cm" fo:margin-left="8.891cm"/>
        </style:list-level-properties>
      </text:list-level-style-number>
      <text:list-level-style-number text:level="8" text:display-levels="7" style:num-format="1" style:num-suffix=".">
        <style:list-level-properties text:list-level-position-and-space-mode="label-alignment">
          <style:list-level-label-alignment text:list-tab-stop-position="10.16cm" fo:text-indent="-0.635cm" fo:margin-left="10.16cm"/>
        </style:list-level-properties>
      </text:list-level-style-number>
      <text:list-level-style-number text:level="9" text:display-levels="8" style:num-format="1" style:num-suffix=".">
        <style:list-level-properties text:list-level-position-and-space-mode="label-alignment">
          <style:list-level-label-alignment text:list-tab-stop-position="11.43cm" fo:text-indent="-0.635cm" fo:margin-left="11.43cm"/>
        </style:list-level-properties>
      </text:list-level-style-number>
    </text:list-style>
    <text:list-style style:name="WWNum3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8">
      <text:list-level-style-bullet text:level="1" text:style-name="T37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/>
      </text:list-level-style-bullet>
      <text:list-level-style-bullet text:level="3" text:style-name="T39" text:bullet-char="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/>
      </text:list-level-style-bullet>
      <text:list-level-style-bullet text:level="6" text:style-name="T42" text:bullet-char="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/>
      </text:list-level-style-bullet>
      <text:list-level-style-bullet text:level="9" text:style-name="T45" text:bullet-char="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175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6.985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256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9.52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0.8cm"/>
        </style:list-level-properties>
      </text:list-level-style-number>
    </text:list-style>
    <text:list-style style:name="WWNum4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175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5.71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6.985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256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9.52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0.8cm"/>
        </style:list-level-properties>
      </text:list-level-style-number>
    </text:list-style>
    <text:list-style style:name="WWNum4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text:display-levels="3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4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5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text:display-levels="6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7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8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2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43">
      <text:list-level-style-bullet text:level="1" text:bullet-char="·">
        <style:list-level-properties text:list-level-position-and-space-mode="label-alignment">
          <style:list-level-label-alignment text:list-tab-stop-position="0.762cm"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ist-tab-stop-position="1.016cm"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text:list-tab-stop-position="1.27cm"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text:list-tab-stop-position="1.524cm"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ist-tab-stop-position="1.778cm"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text:list-tab-stop-position="2.032cm"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text:list-tab-stop-position="2.286cm"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ist-tab-stop-position="2.54cm"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text:list-tab-stop-position="2.794cm"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3.001cm" fo:margin-right="1.499cm"/>
    </style:page-layout>
    <style:page-layout style:name="Mpm2">
      <style:page-layout-properties fo:page-width="21cm" fo:page-height="29.7cm" style:print-orientation="portrait" fo:margin-top="2cm" fo:margin-bottom="2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r7-office/2024.3.2.622</meta:generator>
    <meta:creation-date>2013-08-19T01:02:00Z</meta:creation-date>
  </office:meta>
</office:document-meta>
</file>